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7485" officeooo:paragraph-rsid="001e748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1)</text:p>
      <text:p text:style-name="P1">import java.util.*;</text:p>
      <text:p text:style-name="P1"><text:tab/></text:p>
      <text:p text:style-name="P1">class doublelist</text:p>
      <text:p text:style-name="P1">{</text:p>
      <text:p text:style-name="P1"><text:tab/>static Scanner input=new Scanner(System.in);</text:p>
      <text:p text:style-name="P1"><text:tab/>public static void main(String[] args)</text:p>
      <text:p text:style-name="P1"><text:tab/>{</text:p>
      <text:p text:style-name="P1"><text:tab/><text:tab/>while(true)</text:p>
      <text:p text:style-name="P1"><text:tab/><text:tab/>{</text:p>
      <text:p text:style-name="P1"><text:tab/><text:tab/><text:tab/>LinkedList&lt;Integer&gt; dlist=new LinkedList&lt;Integer&gt;();</text:p>
      <text:p text:style-name="P1"><text:tab/><text:tab/><text:tab/>System.out.println("ADD REMOVE Elements ");</text:p>
      <text:p text:style-name="P1"><text:tab/><text:tab/><text:tab/><text:tab/>AddRemoveElements(dlist);</text:p>
      <text:p text:style-name="P1"><text:tab/><text:tab/><text:tab/>System.out.println("traverse : ");</text:p>
      <text:p text:style-name="P1"><text:tab/><text:tab/><text:tab/><text:tab/>traverse(dlist);</text:p>
      <text:p text:style-name="P1"><text:tab/><text:tab/><text:tab/>System.out.println("sort");</text:p>
      <text:p text:style-name="P1"><text:tab/><text:tab/><text:tab/><text:tab/>sortedlist(dlist);</text:p>
      <text:p text:style-name="P1"><text:tab/><text:tab/><text:tab/>System.out.println("remove dupilcates ");</text:p>
      <text:p text:style-name="P1"><text:tab/><text:tab/><text:tab/><text:tab/>removeDuplicate(dlist);</text:p>
      <text:p text:style-name="P1"><text:tab/><text:tab/><text:tab/>int again;</text:p>
      <text:p text:style-name="P1"><text:tab/><text:tab/><text:tab/>System.out.print("do continue with other inputs enter 1 :");</text:p>
      <text:p text:style-name="P1"><text:tab/><text:tab/><text:tab/><text:tab/>again=input.nextInt();</text:p>
      <text:p text:style-name="P1"><text:tab/><text:tab/><text:tab/>if(again!=1)</text:p>
      <text:p text:style-name="P1"><text:tab/><text:tab/><text:tab/><text:tab/>break;</text:p>
      <text:p text:style-name="P1"><text:tab/><text:tab/>}</text:p>
      <text:p text:style-name="P1"><text:tab/>}</text:p>
      <text:p text:style-name="P1"><text:tab/>static void traverse(LinkedList&lt;Integer&gt; dlist)</text:p>
      <text:p text:style-name="P1"><text:tab/>{</text:p>
      <text:p text:style-name="P1"><text:tab/><text:tab/>int len=dlist.size();</text:p>
      <text:p text:style-name="P1"><text:tab/><text:tab/>for(int i=0;i&lt;len;i++)</text:p>
      <text:p text:style-name="P1"><text:tab/><text:tab/>{</text:p>
      <text:p text:style-name="P1"><text:tab/><text:tab/><text:tab/>if(i==0)</text:p>
      <text:p text:style-name="P1"><text:tab/><text:tab/><text:tab/><text:tab/>System.out.println("forward order ");</text:p>
      <text:p text:style-name="P1"><text:tab/><text:tab/><text:tab/>System.out.print(dlist.get(i) +" ");</text:p>
      <text:p text:style-name="P1"><text:tab/><text:tab/><text:tab/>if(i==len-1)</text:p>
      <text:p text:style-name="P1"><text:tab/><text:tab/><text:tab/>{</text:p>
      <text:p text:style-name="P1"><text:tab/><text:tab/><text:tab/><text:tab/>for(int j=len-1;j&gt;=0;j--)</text:p>
      <text:p text:style-name="P1"><text:tab/><text:tab/><text:tab/><text:tab/>{</text:p>
      <text:p text:style-name="P1"><text:tab/><text:tab/><text:tab/><text:tab/><text:tab/>if(j==len-1)</text:p>
      <text:p text:style-name="P1"><text:tab/><text:tab/><text:tab/><text:tab/><text:tab/><text:tab/>System.out.println("\nbackward order");</text:p>
      <text:p text:style-name="P1"><text:tab/><text:tab/><text:tab/><text:tab/><text:tab/>System.out.print( dlist.get(j)+" ");</text:p>
      <text:p text:style-name="P1"><text:tab/><text:tab/><text:tab/><text:tab/>}</text:p>
      <text:p text:style-name="P1"><text:tab/><text:tab/><text:tab/><text:tab/>System.out.println();</text:p>
      <text:p text:style-name="P1"><text:tab/><text:tab/><text:tab/>}<text:tab/><text:tab/><text:tab/></text:p>
      <text:p text:style-name="P1"><text:tab/><text:tab/>}</text:p>
      <text:p text:style-name="P1"><text:tab/>}</text:p>
      <text:p text:style-name="P1"><text:tab/>static void AddRemoveElements(LinkedList&lt;Integer&gt; dlist)</text:p>
      <text:p text:style-name="P1"><text:tab/>{</text:p>
      <text:p text:style-name="P1"><text:tab/><text:tab/>int num;</text:p>
      <text:p text:style-name="P1"><text:tab/><text:tab/>while(true)</text:p>
      <text:p text:style-name="P1"><text:tab/><text:tab/>{</text:p>
      <text:p text:style-name="P1"><text:tab/><text:tab/><text:tab/>System.out.print("enter element to add(-1122 to stop) : ");</text:p>
      <text:p text:style-name="P1"><text:soft-page-break/><text:tab/><text:tab/><text:tab/><text:tab/>num=input.nextInt();</text:p>
      <text:p text:style-name="P1"><text:tab/><text:tab/><text:tab/><text:tab/><text:tab/>if(num==-1122)</text:p>
      <text:p text:style-name="P1"><text:tab/><text:tab/><text:tab/><text:tab/><text:tab/><text:tab/>break;</text:p>
      <text:p text:style-name="P1"><text:tab/><text:tab/><text:tab/><text:tab/>dlist.add(num);</text:p>
      <text:p text:style-name="P1"><text:tab/><text:tab/><text:tab/></text:p>
      <text:p text:style-name="P1"><text:tab/><text:tab/>}</text:p>
      <text:p text:style-name="P1"><text:tab/><text:tab/>while(true)</text:p>
      <text:p text:style-name="P1"><text:tab/><text:tab/>{</text:p>
      <text:p text:style-name="P1"><text:tab/><text:tab/><text:tab/>int choice;</text:p>
      <text:p text:style-name="P1"><text:tab/><text:tab/><text:tab/>System.out.print("1 --insert element on both sides\n2 --delete first on both sides\n3 --add at particular position\n4 --remove a particular number\n5 --display particular element\n enter choice : ");</text:p>
      <text:p text:style-name="P1"><text:tab/><text:tab/><text:tab/><text:tab/>choice=input.nextInt();</text:p>
      <text:p text:style-name="P1"><text:tab/><text:tab/><text:tab/>if(choice==1)</text:p>
      <text:p text:style-name="P1"><text:tab/><text:tab/><text:tab/>{</text:p>
      <text:p text:style-name="P1"><text:tab/><text:tab/><text:tab/><text:tab/>System.out.print("enter element to add first : ");</text:p>
      <text:p text:style-name="P1"><text:tab/><text:tab/><text:tab/><text:tab/><text:tab/>num=input.nextInt();</text:p>
      <text:p text:style-name="P1"><text:tab/><text:tab/><text:tab/><text:tab/>dlist.addFirst(num);</text:p>
      <text:p text:style-name="P1"><text:tab/><text:tab/><text:tab/><text:tab/>System.out.print("enter element to add last : ");</text:p>
      <text:p text:style-name="P1"><text:tab/><text:tab/><text:tab/><text:tab/><text:tab/>num=input.nextInt();</text:p>
      <text:p text:style-name="P1"><text:tab/><text:tab/><text:tab/><text:tab/>dlist.addLast(num);</text:p>
      <text:p text:style-name="P1"><text:tab/><text:tab/><text:tab/><text:tab/>Display(dlist);</text:p>
      <text:p text:style-name="P1"><text:tab/><text:tab/><text:tab/>}</text:p>
      <text:p text:style-name="P1"><text:tab/><text:tab/><text:tab/>else if(choice==2)</text:p>
      <text:p text:style-name="P1"><text:tab/><text:tab/><text:tab/>{</text:p>
      <text:p text:style-name="P1"><text:tab/><text:tab/><text:tab/><text:tab/>dlist.removeFirst();</text:p>
      <text:p text:style-name="P1"><text:tab/><text:tab/><text:tab/><text:tab/>dlist.removeLast();</text:p>
      <text:p text:style-name="P1"><text:tab/><text:tab/><text:tab/><text:tab/>Display(dlist);</text:p>
      <text:p text:style-name="P1"><text:tab/><text:tab/><text:tab/>}</text:p>
      <text:p text:style-name="P1"><text:tab/><text:tab/><text:tab/>else if(choice==3)</text:p>
      <text:p text:style-name="P1"><text:tab/><text:tab/><text:tab/>{</text:p>
      <text:p text:style-name="P1"><text:tab/><text:tab/><text:tab/><text:tab/>int position;</text:p>
      <text:p text:style-name="P1"><text:tab/><text:tab/><text:tab/><text:tab/>System.out.print("enter number : ");</text:p>
      <text:p text:style-name="P1"><text:tab/><text:tab/><text:tab/><text:tab/><text:tab/>num=input.nextInt();</text:p>
      <text:p text:style-name="P1"><text:tab/><text:tab/><text:tab/><text:tab/>System.out.print("enter position : ");</text:p>
      <text:p text:style-name="P1"><text:tab/><text:tab/><text:tab/><text:tab/><text:tab/>position=input.nextInt();</text:p>
      <text:p text:style-name="P1"><text:tab/><text:tab/><text:tab/><text:tab/>dlist.add(position,num);</text:p>
      <text:p text:style-name="P1"><text:tab/><text:tab/><text:tab/><text:tab/>Display(dlist);</text:p>
      <text:p text:style-name="P1"><text:tab/><text:tab/><text:tab/>}</text:p>
      <text:p text:style-name="P1"><text:tab/><text:tab/><text:tab/>else if(choice==4)</text:p>
      <text:p text:style-name="P1"><text:tab/><text:tab/><text:tab/>{</text:p>
      <text:p text:style-name="P1"><text:tab/><text:tab/><text:tab/><text:tab/>int position;<text:tab/><text:tab/></text:p>
      <text:p text:style-name="P1"><text:tab/><text:tab/><text:tab/><text:tab/>System.out.print("enter element : ");</text:p>
      <text:p text:style-name="P1"><text:tab/><text:tab/><text:tab/><text:tab/><text:tab/>num=input.nextInt();</text:p>
      <text:p text:style-name="P1"><text:tab/><text:tab/><text:tab/><text:tab/>position=dlist.indexOf(num);</text:p>
      <text:p text:style-name="P1"><text:tab/><text:tab/><text:tab/><text:tab/>if(position==-1)</text:p>
      <text:p text:style-name="P1"><text:tab/><text:tab/><text:tab/><text:tab/><text:tab/>System.out.println("element not present");</text:p>
      <text:p text:style-name="P1"><text:tab/><text:tab/><text:tab/><text:tab/>else</text:p>
      <text:p text:style-name="P1"><text:tab/><text:tab/><text:tab/><text:tab/><text:tab/>dlist.remove(position);</text:p>
      <text:p text:style-name="P1"><text:tab/><text:tab/><text:tab/><text:tab/>Display(dlist);</text:p>
      <text:p text:style-name="P1"><text:tab/><text:tab/><text:tab/>}</text:p>
      <text:p text:style-name="P1"><text:tab/><text:tab/><text:tab/>else if(choice==5)</text:p>
      <text:p text:style-name="P1"><text:soft-page-break/><text:tab/><text:tab/><text:tab/>{</text:p>
      <text:p text:style-name="P1"><text:tab/><text:tab/><text:tab/><text:tab/>int position;</text:p>
      <text:p text:style-name="P1"><text:tab/><text:tab/><text:tab/><text:tab/>System.out.print("enter element : ");</text:p>
      <text:p text:style-name="P1"><text:tab/><text:tab/><text:tab/><text:tab/><text:tab/>num=input.nextInt();</text:p>
      <text:p text:style-name="P1"><text:tab/><text:tab/><text:tab/><text:tab/>position=dlist.indexOf(num);</text:p>
      <text:p text:style-name="P1"><text:tab/><text:tab/><text:tab/><text:tab/>if(position==-1)</text:p>
      <text:p text:style-name="P1"><text:tab/><text:tab/><text:tab/><text:tab/><text:tab/>System.out.println("element not present");</text:p>
      <text:p text:style-name="P1"><text:tab/><text:tab/><text:tab/><text:tab/>else</text:p>
      <text:p text:style-name="P1"><text:tab/><text:tab/><text:tab/><text:tab/><text:tab/>System.out.println("the number "+num+"is present position "+position);</text:p>
      <text:p text:style-name="P1"><text:tab/><text:tab/><text:tab/>}</text:p>
      <text:p text:style-name="P1"><text:tab/><text:tab/><text:tab/>else if(choice ==-1)</text:p>
      <text:p text:style-name="P1"><text:tab/><text:tab/><text:tab/><text:tab/>break;</text:p>
      <text:p text:style-name="P1"><text:tab/><text:tab/>}</text:p>
      <text:p text:style-name="P1"><text:tab/><text:tab/><text:tab/></text:p>
      <text:p text:style-name="P1"><text:tab/>}</text:p>
      <text:p text:style-name="P1"><text:tab/>static void Display(LinkedList&lt;Integer&gt; dlist)</text:p>
      <text:p text:style-name="P1"><text:tab/>{</text:p>
      <text:p text:style-name="P1"><text:tab/><text:tab/>System.out.println(dlist);</text:p>
      <text:p text:style-name="P1"><text:tab/>}</text:p>
      <text:p text:style-name="P1"><text:tab/>static void sortedlist(LinkedList&lt;Integer&gt; dlist)</text:p>
      <text:p text:style-name="P1"><text:tab/>{ </text:p>
      <text:p text:style-name="P1"><text:tab/><text:tab/>LinkedList&lt;Integer&gt; temp=new LinkedList&lt;Integer&gt;(dlist);</text:p>
      <text:p text:style-name="P1"><text:tab/><text:tab/>Collections.sort(temp);</text:p>
      <text:p text:style-name="P1"><text:tab/><text:tab/>Display(temp);</text:p>
      <text:p text:style-name="P1"><text:tab/>}</text:p>
      <text:p text:style-name="P1"><text:tab/>static void removeDuplicate(LinkedList&lt;Integer&gt; dlist)</text:p>
      <text:p text:style-name="P1"><text:tab/>{</text:p>
      <text:p text:style-name="P1"><text:tab/><text:tab/>LinkedList&lt;Integer&gt; temp=new LinkedList&lt;Integer&gt;();</text:p>
      <text:p text:style-name="P1"><text:tab/><text:tab/>ListIterator&lt;Integer&gt; litr=dlist.listIterator();</text:p>
      <text:p text:style-name="P1"><text:tab/><text:tab/>while(litr.hasNext())</text:p>
      <text:p text:style-name="P1"><text:tab/><text:tab/>{</text:p>
      <text:p text:style-name="P1"><text:tab/><text:tab/><text:tab/>int ele= litr.next();</text:p>
      <text:p text:style-name="P1"><text:tab/><text:tab/><text:tab/>if(!temp.contains(ele))</text:p>
      <text:p text:style-name="P1"><text:tab/><text:tab/><text:tab/><text:tab/>temp.add(ele);</text:p>
      <text:p text:style-name="P1"><text:tab/><text:tab/>}</text:p>
      <text:p text:style-name="P1"><text:tab/><text:tab/>Display(temp);</text:p>
      <text:p text:style-name="P1"><text:tab/>}</text:p>
      <text:p text:style-name="P1"><text:tab/></text:p>
      <text:p text:style-name="P1"><text:tab/></text:p>
      <text:p text:style-name="P1">}</text:p>
      <text:p text:style-name="P1">/*</text:p>
      <text:p text:style-name="P1">SAMPLE i/o :</text:p>
      <text:p text:style-name="P1">aswin@aswin-pavilion-15:~/Desktop/sem3/java/lab/ex9$ java doublelist</text:p>
      <text:p text:style-name="P1">ADD REMOVE Elements </text:p>
      <text:p text:style-name="P1">enter element to add(-1122 to stop) : 1</text:p>
      <text:p text:style-name="P1">enter element to add(-1122 to stop) : 2</text:p>
      <text:p text:style-name="P1">enter element to add(-1122 to stop) : 3</text:p>
      <text:p text:style-name="P1">enter element to add(-1122 to stop) : 4</text:p>
      <text:p text:style-name="P1">enter element to add(-1122 to stop) : 5</text:p>
      <text:p text:style-name="P1">enter element to add(-1122 to stop) : 6</text:p>
      <text:p text:style-name="P1">enter element to add(-1122 to stop) : 4</text:p>
      <text:p text:style-name="P1"><text:soft-page-break/>enter element to add(-1122 to stop) : -1122</text:p>
      <text:p text:style-name="P1">1 --insert element on both sides</text:p>
      <text:p text:style-name="P1">2 --delete first on both sides</text:p>
      <text:p text:style-name="P1">3 --add at particular position</text:p>
      <text:p text:style-name="P1">4 --remove a particular number</text:p>
      <text:p text:style-name="P1">5 --display particular element</text:p>
      <text:p text:style-name="P1"><text:s/>enter choice : 1</text:p>
      <text:p text:style-name="P1">enter element to add first : 3</text:p>
      <text:p text:style-name="P1">enter element to add last : 4</text:p>
      <text:p text:style-name="P1">[3, 1, 2, 3, 4, 5, 6, 4, 4]</text:p>
      <text:p text:style-name="P1">1 --insert element on both sides</text:p>
      <text:p text:style-name="P1">2 --delete first on both sides</text:p>
      <text:p text:style-name="P1">3 --add at particular position</text:p>
      <text:p text:style-name="P1">4 --remove a particular number</text:p>
      <text:p text:style-name="P1">5 --display particular element</text:p>
      <text:p text:style-name="P1"><text:s/>enter choice : 2</text:p>
      <text:p text:style-name="P1">[1, 2, 3, 4, 5, 6, 4]</text:p>
      <text:p text:style-name="P1">1 --insert element on both sides</text:p>
      <text:p text:style-name="P1">2 --delete first on both sides</text:p>
      <text:p text:style-name="P1">3 --add at particular position</text:p>
      <text:p text:style-name="P1">4 --remove a particular number</text:p>
      <text:p text:style-name="P1">5 --display particular element</text:p>
      <text:p text:style-name="P1"><text:s/>enter choice : 3</text:p>
      <text:p text:style-name="P1">enter number : 4</text:p>
      <text:p text:style-name="P1">enter position : 3</text:p>
      <text:p text:style-name="P1">[1, 2, 3, 4, 4, 5, 6, 4]</text:p>
      <text:p text:style-name="P1">1 --insert element on both sides</text:p>
      <text:p text:style-name="P1">2 --delete first on both sides</text:p>
      <text:p text:style-name="P1">3 --add at particular position</text:p>
      <text:p text:style-name="P1">4 --remove a particular number</text:p>
      <text:p text:style-name="P1">5 --display particular element</text:p>
      <text:p text:style-name="P1"><text:s/>enter choice : 4</text:p>
      <text:p text:style-name="P1">enter element : 4</text:p>
      <text:p text:style-name="P1">[1, 2, 3, 4, 5, 6, 4]</text:p>
      <text:p text:style-name="P1">1 --insert element on both sides</text:p>
      <text:p text:style-name="P1">2 --delete first on both sides</text:p>
      <text:p text:style-name="P1">3 --add at particular position</text:p>
      <text:p text:style-name="P1">4 --remove a particular number</text:p>
      <text:p text:style-name="P1">5 --display particular element</text:p>
      <text:p text:style-name="P1"><text:s/>enter choice : 5</text:p>
      <text:p text:style-name="P1">enter element : 5</text:p>
      <text:p text:style-name="P1">the number 5is present position 4</text:p>
      <text:p text:style-name="P1">1 --insert element on both sides</text:p>
      <text:p text:style-name="P1">2 --delete first on both sides</text:p>
      <text:p text:style-name="P1">3 --add at particular position</text:p>
      <text:p text:style-name="P1">4 --remove a particular number</text:p>
      <text:p text:style-name="P1">5 --display particular element</text:p>
      <text:p text:style-name="P1"><text:s/>enter choice : -1</text:p>
      <text:p text:style-name="P1">traverse : </text:p>
      <text:p text:style-name="P1">forward order </text:p>
      <text:p text:style-name="P1">1 2 3 4 5 6 4 </text:p>
      <text:p text:style-name="P1">backward order</text:p>
      <text:p text:style-name="P1"><text:soft-page-break/>4 6 5 4 3 2 1 </text:p>
      <text:p text:style-name="P1">sort</text:p>
      <text:p text:style-name="P1">[1, 2, 3, 4, 4, 5, 6]</text:p>
      <text:p text:style-name="P1">remove dupilcates </text:p>
      <text:p text:style-name="P1">[1, 2, 3, 4, 5, 6]</text:p>
      <text:p text:style-name="P1">do continue with other inputs enter 1 :2</text:p>
      <text:p text:style-name="P1"/>
      <text:p text:style-name="P1">*/</text:p>
      <text:p text:style-name="P1"/>
      <text:p text:style-name="P1">-------------------------------------------------------------------------</text:p>
      <text:p text:style-name="P1"/>
      <text:p text:style-name="P1">q2)</text:p>
      <text:p text:style-name="P1">import java.util.*;</text:p>
      <text:p text:style-name="P1">class Movie</text:p>
      <text:p text:style-name="P1">{</text:p>
      <text:p text:style-name="P1"><text:tab/>String name,actor,genre;</text:p>
      <text:p text:style-name="P1"><text:tab/>int year;</text:p>
      <text:p text:style-name="P1"><text:tab/>float rating;</text:p>
      <text:p text:style-name="P1"><text:tab/>Movie(String name,String actor,String genre,int year,float rating)</text:p>
      <text:p text:style-name="P1"><text:tab/>{</text:p>
      <text:p text:style-name="P1"><text:tab/><text:tab/>this.name=name;</text:p>
      <text:p text:style-name="P1"><text:tab/><text:tab/>this.actor=actor;</text:p>
      <text:p text:style-name="P1"><text:tab/><text:tab/>this.genre=genre;</text:p>
      <text:p text:style-name="P1"><text:tab/><text:tab/>this.year=year;</text:p>
      <text:p text:style-name="P1"><text:tab/><text:tab/>this.rating=rating;</text:p>
      <text:p text:style-name="P1"><text:tab/>}</text:p>
      <text:p text:style-name="P1"><text:tab/>public String toString()</text:p>
      <text:p text:style-name="P1"><text:tab/>{</text:p>
      <text:p text:style-name="P1"><text:tab/><text:tab/>String msg="\nNAME : "+name+"\nACTOR : "+actor+"\nYEAR : "+year+"\nGENRE : "+genre+"\nRATING : "+rating+"\n";</text:p>
      <text:p text:style-name="P1"><text:tab/><text:tab/>return msg;</text:p>
      <text:p text:style-name="P1"><text:tab/>}</text:p>
      <text:p text:style-name="P1">}</text:p>
      <text:p text:style-name="P1">class RatingComparator implements Comparator&lt;Movie&gt;</text:p>
      <text:p text:style-name="P1">{</text:p>
      <text:p text:style-name="P1"><text:tab/>public int compare(Movie s1,Movie s2)</text:p>
      <text:p text:style-name="P1"><text:tab/>{</text:p>
      <text:p text:style-name="P1"><text:tab/><text:tab/>if(s1.rating&lt;s2.rating)</text:p>
      <text:p text:style-name="P1"><text:tab/><text:tab/><text:tab/>return 1;</text:p>
      <text:p text:style-name="P1"><text:tab/><text:tab/>return-1;</text:p>
      <text:p text:style-name="P1"><text:tab/>}</text:p>
      <text:p text:style-name="P1">}</text:p>
      <text:p text:style-name="P1"/>
      <text:p text:style-name="P1">class YearComparator implements Comparator&lt;Movie&gt;</text:p>
      <text:p text:style-name="P1">{</text:p>
      <text:p text:style-name="P1"><text:tab/>public int compare(Movie s1,Movie s2)</text:p>
      <text:p text:style-name="P1"><text:tab/>{</text:p>
      <text:p text:style-name="P1"><text:tab/><text:tab/>if(s1.year&lt;s2.year)</text:p>
      <text:p text:style-name="P1"><text:tab/><text:tab/><text:tab/>return 1;</text:p>
      <text:p text:style-name="P1"><text:tab/><text:tab/>return -1;</text:p>
      <text:p text:style-name="P1"><text:tab/>}</text:p>
      <text:p text:style-name="P1">}</text:p>
      <text:p text:style-name="P1"><text:soft-page-break/>class Movielist</text:p>
      <text:p text:style-name="P1">{</text:p>
      <text:p text:style-name="P1"><text:tab/>static Scanner input=new Scanner(System.in);</text:p>
      <text:p text:style-name="P1"><text:tab/>public static void main(String[] args)</text:p>
      <text:p text:style-name="P1"><text:tab/>{<text:tab/>int choice;</text:p>
      <text:p text:style-name="P1"><text:tab/><text:tab/>Movie tempvar;</text:p>
      <text:p text:style-name="P1"><text:tab/><text:tab/>Queue&lt;Movie&gt; movie=new LinkedList&lt;Movie&gt;();</text:p>
      <text:p text:style-name="P1"><text:tab/><text:tab/>while(true)</text:p>
      <text:p text:style-name="P1"><text:tab/><text:tab/>{</text:p>
      <text:p text:style-name="P1"><text:tab/><text:tab/>System.out.print("1 --addnew movie \n2 --remove movie\n3 --sort based on year\n4 --sort based on rating \nenter choice : ");</text:p>
      <text:p text:style-name="P1"><text:tab/><text:tab/><text:tab/>choice=input.nextInt();</text:p>
      <text:p text:style-name="P1"><text:tab/><text:tab/>if(choice==1)</text:p>
      <text:p text:style-name="P1"><text:tab/><text:tab/>{</text:p>
      <text:p text:style-name="P1"><text:tab/><text:tab/><text:tab/>tempvar=createmovieinfo();</text:p>
      <text:p text:style-name="P1"><text:tab/><text:tab/><text:tab/>movie.add(tempvar);</text:p>
      <text:p text:style-name="P1"><text:tab/><text:tab/><text:tab/>System.out.println(movie);<text:tab/><text:tab/><text:tab/><text:tab/></text:p>
      <text:p text:style-name="P1"><text:tab/><text:tab/>}</text:p>
      <text:p text:style-name="P1"><text:tab/><text:tab/>else if(choice==2)</text:p>
      <text:p text:style-name="P1"><text:tab/><text:tab/>{</text:p>
      <text:p text:style-name="P1"><text:tab/><text:tab/><text:tab/>movie.remove();</text:p>
      <text:p text:style-name="P1"><text:tab/><text:tab/><text:tab/>System.out.println(movie);</text:p>
      <text:p text:style-name="P1"><text:tab/><text:tab/>}</text:p>
      <text:p text:style-name="P1"><text:tab/><text:tab/>else if(choice==3)</text:p>
      <text:p text:style-name="P1"><text:tab/><text:tab/>{</text:p>
      <text:p text:style-name="P1"><text:tab/><text:tab/><text:tab/>sortbyyear(movie);</text:p>
      <text:p text:style-name="P1"><text:tab/><text:tab/>}</text:p>
      <text:p text:style-name="P1"><text:tab/><text:tab/>else if(choice==4)</text:p>
      <text:p text:style-name="P1"><text:tab/><text:tab/>{</text:p>
      <text:p text:style-name="P1"><text:tab/><text:tab/><text:tab/>sortbyrating(movie);</text:p>
      <text:p text:style-name="P1"><text:tab/><text:tab/>}</text:p>
      <text:p text:style-name="P1"><text:tab/><text:tab/>if(choice==-1)</text:p>
      <text:p text:style-name="P1"><text:tab/><text:tab/><text:tab/>break;</text:p>
      <text:p text:style-name="P1"><text:tab/><text:tab/>}</text:p>
      <text:p text:style-name="P1"><text:tab/><text:tab/></text:p>
      <text:p text:style-name="P1"><text:tab/>}</text:p>
      <text:p text:style-name="P1"><text:tab/>static Movie createmovieinfo() </text:p>
      <text:p text:style-name="P1"><text:tab/>{</text:p>
      <text:p text:style-name="P1"><text:tab/><text:tab/>String name,actor,genre;</text:p>
      <text:p text:style-name="P1"><text:tab/><text:tab/>int year;</text:p>
      <text:p text:style-name="P1"><text:tab/><text:tab/>float rating;</text:p>
      <text:p text:style-name="P1"><text:tab/><text:tab/>System.out.print("enter name of the movie : ");</text:p>
      <text:p text:style-name="P1"><text:tab/><text:tab/><text:tab/>name=input.next();</text:p>
      <text:p text:style-name="P1"><text:tab/><text:tab/>System.out.print("enter actor name : ");</text:p>
      <text:p text:style-name="P1"><text:tab/><text:tab/><text:tab/>actor=input.next();</text:p>
      <text:p text:style-name="P1"><text:tab/><text:tab/>System.out.print("enter genre : ");</text:p>
      <text:p text:style-name="P1"><text:tab/><text:tab/><text:tab/>genre=input.next();</text:p>
      <text:p text:style-name="P1"><text:tab/><text:tab/>System.out.print("enter year : ");</text:p>
      <text:p text:style-name="P1"><text:tab/><text:tab/><text:tab/>year=input.nextInt();</text:p>
      <text:p text:style-name="P1"><text:tab/><text:tab/>System.out.print("enter rating : ");</text:p>
      <text:p text:style-name="P1"><text:tab/><text:tab/><text:tab/>rating=input.nextFloat();</text:p>
      <text:p text:style-name="P1"><text:tab/><text:tab/>Movie tempvar=new Movie(name,actor,genre,year,rating);</text:p>
      <text:p text:style-name="P1"><text:soft-page-break/><text:tab/><text:tab/><text:tab/>return tempvar;</text:p>
      <text:p text:style-name="P1"><text:tab/>}</text:p>
      <text:p text:style-name="P1"><text:tab/>static void sortbyyear(Queue&lt;Movie&gt; movie)</text:p>
      <text:p text:style-name="P1"><text:tab/>{</text:p>
      <text:p text:style-name="P1"><text:tab/>LinkedList&lt;Movie&gt; yearsort=new LinkedList&lt;Movie&gt;(movie);</text:p>
      <text:p text:style-name="P1"><text:tab/>for(int i=0;i&lt;yearsort.size();i++)</text:p>
      <text:p text:style-name="P1"><text:tab/><text:tab/>Collections.sort(yearsort,new YearComparator( ));</text:p>
      <text:p text:style-name="P1"><text:tab/>System.out.println(yearsort);</text:p>
      <text:p text:style-name="P1"><text:tab/></text:p>
      <text:p text:style-name="P1"><text:tab/>}</text:p>
      <text:p text:style-name="P1"><text:tab/>static void sortbyrating(Queue&lt;Movie&gt; movie)</text:p>
      <text:p text:style-name="P1"><text:tab/>{</text:p>
      <text:p text:style-name="P1"><text:tab/>LinkedList&lt;Movie&gt; ratingsort=new LinkedList&lt;Movie&gt;(movie);</text:p>
      <text:p text:style-name="P1"><text:tab/>for(int i=0;i&lt;ratingsort.size();i++)</text:p>
      <text:p text:style-name="P1"><text:tab/><text:tab/>Collections.sort(ratingsort,new RatingComparator( ));</text:p>
      <text:p text:style-name="P1"><text:tab/>System.out.println(ratingsort);</text:p>
      <text:p text:style-name="P1"><text:tab/></text:p>
      <text:p text:style-name="P1"><text:tab/>} </text:p>
      <text:p text:style-name="P1">}</text:p>
      <text:p text:style-name="P1"/>
      <text:p text:style-name="P1">/*</text:p>
      <text:p text:style-name="P1">SAMPLE i/o : </text:p>
      <text:p text:style-name="P1">aswin@aswin-pavilion-15:~/Desktop/sem3/java/lab/ex9$ java Movielist</text:p>
      <text:p text:style-name="P1">1 --addnew movie </text:p>
      <text:p text:style-name="P1">2 --remove movie</text:p>
      <text:p text:style-name="P1">3 --sort based on year</text:p>
      <text:p text:style-name="P1">4 --sort based on rating </text:p>
      <text:p text:style-name="P1">enter choice : 1</text:p>
      <text:p text:style-name="P1">enter name of the movie : a</text:p>
      <text:p text:style-name="P1">enter actor name : aa</text:p>
      <text:p text:style-name="P1">enter genre : qq</text:p>
      <text:p text:style-name="P1">enter year : 2019</text:p>
      <text:p text:style-name="P1">enter rating : 7.8</text:p>
      <text:p text:style-name="P1">[</text:p>
      <text:p text:style-name="P1">NAME : a</text:p>
      <text:p text:style-name="P1">ACTOR : aa</text:p>
      <text:p text:style-name="P1">YEAR : 2019</text:p>
      <text:p text:style-name="P1">GENRE : qq</text:p>
      <text:p text:style-name="P1">RATING : 7.8</text:p>
      <text:p text:style-name="P1">]</text:p>
      <text:p text:style-name="P1">1 --addnew movie </text:p>
      <text:p text:style-name="P1">2 --remove movie</text:p>
      <text:p text:style-name="P1">3 --sort based on year</text:p>
      <text:p text:style-name="P1">4 --sort based on rating </text:p>
      <text:p text:style-name="P1">enter choice : 1</text:p>
      <text:p text:style-name="P1">enter name of the movie : w</text:p>
      <text:p text:style-name="P1">enter actor name : ww</text:p>
      <text:p text:style-name="P1">enter genre : wwe</text:p>
      <text:p text:style-name="P1">enter year : 1011</text:p>
      <text:p text:style-name="P1">enter rating : 10.0</text:p>
      <text:p text:style-name="P1">[</text:p>
      <text:p text:style-name="P1">NAME : a</text:p>
      <text:p text:style-name="P1"><text:soft-page-break/>ACTOR : aa</text:p>
      <text:p text:style-name="P1">YEAR : 2019</text:p>
      <text:p text:style-name="P1">GENRE : qq</text:p>
      <text:p text:style-name="P1">RATING : 7.8</text:p>
      <text:p text:style-name="P1">, </text:p>
      <text:p text:style-name="P1">NAME : w</text:p>
      <text:p text:style-name="P1">ACTOR : ww</text:p>
      <text:p text:style-name="P1">YEAR : 1011</text:p>
      <text:p text:style-name="P1">GENRE : wwe</text:p>
      <text:p text:style-name="P1">RATING : 10.0</text:p>
      <text:p text:style-name="P1">]</text:p>
      <text:p text:style-name="P1">1 --addnew movie </text:p>
      <text:p text:style-name="P1">2 --remove movie</text:p>
      <text:p text:style-name="P1">3 --sort based on year</text:p>
      <text:p text:style-name="P1">4 --sort based on rating </text:p>
      <text:p text:style-name="P1">enter choice : 1</text:p>
      <text:p text:style-name="P1">enter name of the movie : r</text:p>
      <text:p text:style-name="P1">enter actor name : rr</text:p>
      <text:p text:style-name="P1">enter genre : rrg</text:p>
      <text:p text:style-name="P1">enter year : 2017</text:p>
      <text:p text:style-name="P1">enter rating : 5.6</text:p>
      <text:p text:style-name="P1">[</text:p>
      <text:p text:style-name="P1">NAME : a</text:p>
      <text:p text:style-name="P1">ACTOR : aa</text:p>
      <text:p text:style-name="P1">YEAR : 2019</text:p>
      <text:p text:style-name="P1">GENRE : qq</text:p>
      <text:p text:style-name="P1">RATING : 7.8</text:p>
      <text:p text:style-name="P1">, </text:p>
      <text:p text:style-name="P1">NAME : w</text:p>
      <text:p text:style-name="P1">ACTOR : ww</text:p>
      <text:p text:style-name="P1">YEAR : 1011</text:p>
      <text:p text:style-name="P1">GENRE : wwe</text:p>
      <text:p text:style-name="P1">RATING : 10.0</text:p>
      <text:p text:style-name="P1">, </text:p>
      <text:p text:style-name="P1">NAME : r</text:p>
      <text:p text:style-name="P1">ACTOR : rr</text:p>
      <text:p text:style-name="P1">YEAR : 2017</text:p>
      <text:p text:style-name="P1">GENRE : rrg</text:p>
      <text:p text:style-name="P1">RATING : 5.6</text:p>
      <text:p text:style-name="P1">]</text:p>
      <text:p text:style-name="P1">1 --addnew movie </text:p>
      <text:p text:style-name="P1">2 --remove movie</text:p>
      <text:p text:style-name="P1">3 --sort based on year</text:p>
      <text:p text:style-name="P1">4 --sort based on rating </text:p>
      <text:p text:style-name="P1">enter choice : 3</text:p>
      <text:p text:style-name="P1">[</text:p>
      <text:p text:style-name="P1">NAME : a</text:p>
      <text:p text:style-name="P1">ACTOR : aa</text:p>
      <text:p text:style-name="P1">YEAR : 2019</text:p>
      <text:p text:style-name="P1">GENRE : qq</text:p>
      <text:p text:style-name="P1">RATING : 7.8</text:p>
      <text:p text:style-name="P1">, </text:p>
      <text:p text:style-name="P1"><text:soft-page-break/>NAME : r</text:p>
      <text:p text:style-name="P1">ACTOR : rr</text:p>
      <text:p text:style-name="P1">YEAR : 2017</text:p>
      <text:p text:style-name="P1">GENRE : rrg</text:p>
      <text:p text:style-name="P1">RATING : 5.6</text:p>
      <text:p text:style-name="P1">, </text:p>
      <text:p text:style-name="P1">NAME : w</text:p>
      <text:p text:style-name="P1">ACTOR : ww</text:p>
      <text:p text:style-name="P1">YEAR : 1011</text:p>
      <text:p text:style-name="P1">GENRE : wwe</text:p>
      <text:p text:style-name="P1">RATING : 10.0</text:p>
      <text:p text:style-name="P1">]</text:p>
      <text:p text:style-name="P1">1 --addnew movie </text:p>
      <text:p text:style-name="P1">2 --remove movie</text:p>
      <text:p text:style-name="P1">3 --sort based on year</text:p>
      <text:p text:style-name="P1">4 --sort based on rating </text:p>
      <text:p text:style-name="P1">enter choice : 4</text:p>
      <text:p text:style-name="P1">[</text:p>
      <text:p text:style-name="P1">NAME : w</text:p>
      <text:p text:style-name="P1">ACTOR : ww</text:p>
      <text:p text:style-name="P1">YEAR : 1011</text:p>
      <text:p text:style-name="P1">GENRE : wwe</text:p>
      <text:p text:style-name="P1">RATING : 10.0</text:p>
      <text:p text:style-name="P1">, </text:p>
      <text:p text:style-name="P1">NAME : a</text:p>
      <text:p text:style-name="P1">ACTOR : aa</text:p>
      <text:p text:style-name="P1">YEAR : 2019</text:p>
      <text:p text:style-name="P1">GENRE : qq</text:p>
      <text:p text:style-name="P1">RATING : 7.8</text:p>
      <text:p text:style-name="P1">, </text:p>
      <text:p text:style-name="P1">NAME : r</text:p>
      <text:p text:style-name="P1">ACTOR : rr</text:p>
      <text:p text:style-name="P1">YEAR : 2017</text:p>
      <text:p text:style-name="P1">GENRE : rrg</text:p>
      <text:p text:style-name="P1">RATING : 5.6</text:p>
      <text:p text:style-name="P1">]</text:p>
      <text:p text:style-name="P1">1 --addnew movie </text:p>
      <text:p text:style-name="P1">2 --remove movie</text:p>
      <text:p text:style-name="P1">3 --sort based on year</text:p>
      <text:p text:style-name="P1">4 --sort based on rating </text:p>
      <text:p text:style-name="P1">enter choice : -1</text:p>
      <text:p text:style-name="P1">*/</text:p>
      <text:p text:style-name="P1"/>
      <text:p text:style-name="P1">-------------------------------------------------------------</text:p>
      <text:p text:style-name="P1"><text:tab/><text:tab/><text:tab/>---end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5T00:48:19.403533273</meta:creation-date>
    <dc:date>2019-10-05T00:50:27.318403567</dc:date>
    <meta:editing-duration>PT2M8S</meta:editing-duration>
    <meta:editing-cycles>1</meta:editing-cycles>
    <meta:document-statistic meta:table-count="0" meta:image-count="0" meta:object-count="0" meta:page-count="9" meta:paragraph-count="450" meta:word-count="1325" meta:character-count="9023" meta:non-whitespace-character-count="7572"/>
    <meta:generator>LibreOffice/6.2.6.2$Linux_X86_64 LibreOffice_project/20$Build-2</meta:generator>
  </office:meta>
</office:document-meta>
</file>